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1.3847in" style:rel-column-width="13106*"/>
    </style:style>
    <style:style style:name="Table31.B" style:family="table-column">
      <style:table-column-properties style:column-width="1.3847in" style:rel-column-width="13107*"/>
    </style:style>
    <style:style style:name="Table31.E" style:family="table-column">
      <style:table-column-properties style:column-width="1.3854in" style:rel-column-width="13109*"/>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data-style-name="N100">
      <style:table-cell-properties fo:padding="0.0382in" fo:border-left="0.0007in solid #000000" fo:border-right="none" fo:border-top="0.0007in solid #000000" fo:border-bottom="0.0007in solid #000000"/>
    </style:style>
    <style:style style:name="Table31.E1" style:family="table-cell" style:data-style-name="N100">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D2" style:family="table-cell" style:data-style-name="N100">
      <style:table-cell-properties fo:padding="0.0382in" fo:border-left="0.0007in solid #000000" fo:border-right="none" fo:border-top="none" fo:border-bottom="0.0007in solid #000000"/>
    </style:style>
    <style:style style:name="Table31.E2" style:family="table-cell" style:data-style-name="N100">
      <style:table-cell-properties fo:padding="0.0382in" fo:border-left="0.0007in solid #000000" fo:border-right="0.0007in solid #000000" fo:border-top="none" fo:border-bottom="0.0007in solid #000000"/>
    </style:style>
    <style:style style:name="Table32" style:family="table">
      <style:table-properties style:width="6.925in" table:align="margins"/>
    </style:style>
    <style:style style:name="Table32.A" style:family="table-column">
      <style:table-column-properties style:column-width="1.3847in" style:rel-column-width="13106*"/>
    </style:style>
    <style:style style:name="Table32.B" style:family="table-column">
      <style:table-column-properties style:column-width="1.3847in" style:rel-column-width="13107*"/>
    </style:style>
    <style:style style:name="Table32.E" style:family="table-column">
      <style:table-column-properties style:column-width="1.3854in" style:rel-column-width="13109*"/>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data-style-name="N100">
      <style:table-cell-properties fo:padding="0.0382in" fo:border-left="0.0007in solid #000000" fo:border-right="none" fo:border-top="0.0007in solid #000000" fo:border-bottom="0.0007in solid #000000"/>
    </style:style>
    <style:style style:name="Table32.E1" style:family="table-cell" style:data-style-name="N100">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data-style-name="N100">
      <style:table-cell-properties fo:padding="0.0382in" fo:border-left="0.0007in solid #000000" fo:border-right="none" fo:border-top="none" fo:border-bottom="0.0007in solid #000000"/>
    </style:style>
    <style:style style:name="Table32.E2" style:family="table-cell" style:data-style-name="N100">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384in" style:rel-column-width="13100*"/>
    </style:style>
    <style:style style:name="Table30.B" style:family="table-column">
      <style:table-column-properties style:column-width="1.3854in" style:rel-column-width="13113*"/>
    </style:style>
    <style:style style:name="Table30.E" style:family="table-column">
      <style:table-column-properties style:column-width="1.3854in" style:rel-column-width="13109*"/>
    </style:style>
    <style:style style:name="Table30.A1" style:family="table-cell">
      <style:table-cell-properties fo:padding="0.0382in" fo:border-left="0.0007in solid #000000" fo:border-right="none" fo:border-top="0.0007in solid #000000" fo:border-bottom="0.0007in solid #000000"/>
    </style:style>
    <style:style style:name="Table30.D1" style:family="table-cell" style:data-style-name="N100">
      <style:table-cell-properties fo:padding="0.0382in" fo:border-left="0.0007in solid #000000" fo:border-right="none" fo:border-top="0.0007in solid #000000" fo:border-bottom="0.0007in solid #000000"/>
    </style:style>
    <style:style style:name="Table30.E1" style:family="table-cell" style:data-style-name="N100">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D2" style:family="table-cell" style:data-style-name="N100">
      <style:table-cell-properties fo:padding="0.0382in" fo:border-left="0.0007in solid #000000" fo:border-right="none" fo:border-top="none" fo:border-bottom="0.0007in solid #000000"/>
    </style:style>
    <style:style style:name="Table30.E2" style:family="table-cell" style:data-style-name="N100">
      <style:table-cell-properties fo:padding="0.0382in" fo:border-left="0.0007in solid #000000" fo:border-right="0.0007in solid #000000" fo:border-top="none" fo:border-bottom="0.0007in solid #000000"/>
    </style:style>
    <style:style style:name="Table33" style:family="table">
      <style:table-properties style:width="6.925in" table:align="margins"/>
    </style:style>
    <style:style style:name="Table33.A" style:family="table-column">
      <style:table-column-properties style:column-width="1.4069in" style:rel-column-width="13315*"/>
    </style:style>
    <style:style style:name="Table33.B" style:family="table-column">
      <style:table-column-properties style:column-width="1.3632in" style:rel-column-width="12898*"/>
    </style:style>
    <style:style style:name="Table33.C" style:family="table-column">
      <style:table-column-properties style:column-width="1.384in" style:rel-column-width="13100*"/>
    </style:style>
    <style:style style:name="Table33.D" style:family="table-column">
      <style:table-column-properties style:column-width="1.3854in" style:rel-column-width="13113*"/>
    </style:style>
    <style:style style:name="Table33.E" style:family="table-column">
      <style:table-column-properties style:column-width="1.3854in" style:rel-column-width="13109*"/>
    </style:style>
    <style:style style:name="Table33.A1" style:family="table-cell">
      <style:table-cell-properties fo:padding="0.0382in" fo:border-left="0.0007in solid #000000" fo:border-right="none" fo:border-top="0.0007in solid #000000" fo:border-bottom="0.0007in solid #000000"/>
    </style:style>
    <style:style style:name="Table33.D1" style:family="table-cell" style:data-style-name="N100">
      <style:table-cell-properties fo:padding="0.0382in" fo:border-left="0.0007in solid #000000" fo:border-right="none" fo:border-top="0.0007in solid #000000" fo:border-bottom="0.0007in solid #000000"/>
    </style:style>
    <style:style style:name="Table33.E1" style:family="table-cell" style:data-style-name="N100">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D2" style:family="table-cell" style:data-style-name="N100">
      <style:table-cell-properties fo:padding="0.0382in" fo:border-left="0.0007in solid #000000" fo:border-right="none" fo:border-top="none" fo:border-bottom="0.0007in solid #000000"/>
    </style:style>
    <style:style style:name="Table33.E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Standard">
      <style:text-properties style:font-name="FreeSans"/>
    </style:style>
    <style:style style:name="P2" style:family="paragraph" style:parent-style-name="Standard">
      <style:text-properties style:font-name="FreeSans" fo:font-size="14pt" fo:font-weight="bold" style:font-size-asian="14pt" style:font-weight-asian="bold" style:font-size-complex="14pt" style:font-weight-complex="bold"/>
    </style:style>
    <style:style style:name="P3" style:family="paragraph" style:parent-style-name="Standard">
      <style:text-properties style:font-name="FreeSans" fo:font-weight="bold" style:font-weight-asian="bold"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text-properties style:use-window-font-color="true" style:font-name="FreeSans" fo:font-size="12pt" fo:font-style="normal" style:text-underline-style="none" style:font-size-asian="12pt" style:font-style-asian="normal" style:font-size-complex="12pt" style:font-style-complex="normal"/>
    </style:style>
    <style:style style:name="P6" style:family="paragraph" style:parent-style-name="Standard">
      <style:text-properties style:use-window-font-color="true" style:font-name="FreeSans"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use-window-font-color="true" style:font-name="FreeSan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able_20_Contents">
      <style:text-properties style:font-name="FreeSans"/>
    </style:style>
    <style:style style:name="P9" style:family="paragraph" style:parent-style-name="Table_20_Contents">
      <style:text-properties style:font-name="FreeSans" fo:font-size="12pt" fo:font-weight="bold" style:font-size-asian="12pt" style:font-weight-asian="bold" style:font-size-complex="12pt" style:font-weight-complex="bold"/>
    </style:style>
    <style:style style:name="P10" style:family="paragraph" style:parent-style-name="Table_20_Contents">
      <style:text-properties style:font-name="FreeSans" fo:font-size="12pt" style:font-size-asian="12pt" style:font-size-complex="12pt"/>
    </style:style>
    <style:style style:name="P11" style:family="paragraph" style:parent-style-name="Standard">
      <style:text-properties style:font-name="FreeSans"/>
    </style:style>
    <style:style style:name="P12" style:family="paragraph" style:parent-style-name="Standard">
      <style:text-properties style:font-name="FreeSans" fo:font-style="italic" style:font-style-asian="italic" style:font-style-complex="italic"/>
    </style:style>
    <style:style style:name="P13" style:family="paragraph" style:parent-style-name="Standard">
      <style:text-properties style:font-name="FreeSans" fo:font-style="italic" fo:font-weight="normal" style:font-style-asian="italic" style:font-weight-asian="normal" style:font-style-complex="italic" style:font-weight-complex="normal"/>
    </style:style>
    <style:style style:name="P14" style:family="paragraph" style:parent-style-name="Standard">
      <style:text-properties style:font-name="FreeSans" fo:font-style="normal" style:font-style-asian="normal" style:font-style-complex="normal"/>
    </style:style>
    <style:style style:name="P15" style:family="paragraph" style:parent-style-name="Standard">
      <style:text-properties style:font-name="FreeSans" fo:font-weight="bold" style:font-weight-asian="bold" style:font-weight-complex="bold"/>
    </style:style>
    <style:style style:name="P16" style:family="paragraph" style:parent-style-name="Standard" style:list-style-name="L1">
      <style:text-properties style:font-name="FreeSans"/>
    </style:style>
    <style:style style:name="P17" style:family="paragraph" style:parent-style-name="Standard">
      <style:text-properties style:use-window-font-color="true" style:font-name="FreeSans" fo:font-size="12pt" fo:font-style="italic" style:text-underline-style="none" style:font-size-asian="12pt" style:font-style-asian="italic" style:font-size-complex="12pt" style:font-style-complex="italic"/>
    </style:style>
    <style:style style:name="P18" style:family="paragraph" style:parent-style-name="Standard">
      <style:text-properties style:font-name="Courier 10 Pitch" fo:font-size="11pt" style:font-size-asian="11pt" style:font-size-complex="11pt"/>
    </style:style>
    <style:style style:name="P19" style:family="paragraph" style:parent-style-name="Standard">
      <style:paragraph-properties fo:break-before="page"/>
      <style:text-properties style:font-name="FreeSans" fo:font-weight="bold" style:font-weight-asian="bold" style:font-weight-complex="bold"/>
    </style:style>
    <style:style style:name="P20" style:family="paragraph" style:parent-style-name="Table_20_Contents">
      <style:text-properties style:use-window-font-color="true" style:font-name="FreeSans" fo:font-size="12pt" fo:font-style="normal" style:text-underline-style="none"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FreeSans"/>
    </style:style>
    <style:style style:name="T4" style:family="text">
      <style:text-properties fo:font-weight="bold" style:font-weight-asian="bold" style:font-weight-complex="bold"/>
    </style:style>
    <style:style style:name="T5" style:family="text">
      <style:text-properties style:font-name="Courier 10 Pitch"/>
    </style:style>
    <style:style style:name="T6" style:family="text">
      <style:text-properties style:font-name="Courier 10 Pitch" fo:font-size="11pt" style:font-size-asian="11pt" style:font-size-complex="11pt"/>
    </style:style>
    <style:style style:name="T7" style:family="text">
      <style:text-properties fo:font-style="normal"/>
    </style:style>
    <style:style style:name="T8" style:family="text">
      <style:text-properties style:font-style-asian="normal"/>
    </style:style>
    <style:style style:name="T9" style:family="text">
      <style:text-properties style:font-style-complex="normal"/>
    </style:style>
    <style:style style:name="T10" style:family="text">
      <style:text-properties style:font-name="FreeSans" fo:font-size="11pt" style:font-size-asian="11pt" style:font-size-complex="11pt"/>
    </style:style>
    <style:style style:name="T11" style:family="text">
      <style:text-properties style:font-name="FreeSans" fo:font-size="12pt" style:font-size-asian="12pt" style:font-size-complex="12pt"/>
    </style:style>
    <style:style style:name="T12" style:family="text">
      <style:text-properties style:font-name="Courier 10 Pitch"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ort: Comparison of Performance of Quantum Espresso Simulations for NFS and Scratch Space</text:p>
      <text:p text:style-name="P1"/>
      <text:p text:style-name="P1">Prepared: <text:span text:style-name="T1">Alex Dementsov</text:span></text:p>
      <text:p text:style-name="P1">Date: June 11, 2010</text:p>
      <text:p text:style-name="P1"/>
      <text:p text:style-name="P3">Motivation</text:p>
      <text:p text:style-name="P1"/>
      <text:p text:style-name="P1">Performance of Quantum Espresso simulations depends on what file system is used for storing temporary files. The purpose of this report is to give some estimates of to what extent the NFS file system and scratch space affect the performance.</text:p>
      <text:p text:style-name="P1"/>
      <text:p text:style-name="P3">Experiment Description</text:p>
      <text:p text:style-name="P1"/>
      <text:p text:style-name="P1">In this report I did some preliminary performance measurements of self-consistent calculation (PW) for two systems: metallic (Al) and isolator (MgB2), running on several number of cores (2x12 = 24 and 16x12 = 192) by varying a single simulation parameter: K_POINTS. The simulations were performed on Foxtrot (foxtrot.danse.us) cluster which has 34 nodes x 12 cores = 408 cores. This cluster is provided by Penguin Computing, Inc. (<text:a xlink:type="simple" xlink:href="http://www.penguincomputing.com/">www.penguincomputing.com</text:a>) with Scyld ClusterWare. Every node has its own scratch space of about 229G, plenty of space for these types of simulations. Nodes are connected by InfiniBand connection. During the time the simulations were run on the cluster with almost no other jobs running. This should give a more accurate results in case if other jobs are I/O bound on NFS. I considered two file systems where the temporary files are stores: NFS (Case A) and Scratch space (Case B). To submit jobs I used Torque (<text:a xlink:type="simple" xlink:href="http://www.clusterresources.com/products/torque-resource-manager.php">http://www.clusterresources.com/products/torque-resource-manager.php</text:a> ) scheduler. The sample session for job submission looks like the following:</text:p>
      <text:p text:style-name="P1"/>
      <text:p text:style-name="P4">$ ./run.sh</text:p>
      <text:p text:style-name="P4">10357.foxtrot.danse.us</text:p>
      <text:p text:style-name="P1"/>
      <text:p text:style-name="P1">where <text:span text:style-name="T5">run.sh</text:span> sample script is given in Appendix B. The run time for simulation was taken from <text:span text:style-name="T5">resources_used.walltime</text:span> parameter. You can get this parameter by executing the command similar to this one:</text:p>
      <text:p text:style-name="P1"/>
      <text:p text:style-name="P4">$ qstat -f 10357 | grep resources_used.walltime</text:p>
      <text:p text:style-name="P4"><text:s text:c="4"/>resources_used.walltime = 00:03:45</text:p>
      <text:p text:style-name="P1"/>
      <text:p text:style-name="P1"><text:span text:style-name="T4">Results</text:span></text:p>
      <text:p text:style-name="P1"/>
      <text:p text:style-name="P1">The results of these performance measurements are provided in the tables below both for Al and MgB2. Also the information is provided about size of output file because with more K-points the file size is increasing to about several Mb. Size of temp directory was about 1 to 2 Gb. The output file (pw.out) was consistent both for NFS and scratch space (as it should, the <text:soft-page-break/>only difference was in routines execution times). To verify that results are repeatable and consistent I measured them several times and the error did not exceed 5%.</text:p>
      <text:p text:style-name="P1"/>
      <text:p text:style-name="P17"><text:span text:style-name="T4">Case A: </text:span>Running simulation on NFS </text:p>
      <text:p text:style-name="P5"/>
      <text:p text:style-name="P6">[Al]</text:p>
      <text:p text:style-name="P7"/>
      <table:table table:name="Table31" table:style-name="Table31">
        <table:table-column table:style-name="Table31.A"/>
        <table:table-column table:style-name="Table31.B"/>
        <table:table-column table:style-name="Table31.A"/>
        <table:table-column table:style-name="Table31.B"/>
        <table:table-column table:style-name="Table31.E"/>
        <table:table-row>
          <table:table-cell table:style-name="Table31.A1" office:value-type="string">
            <text:p text:style-name="P6">K points</text:p>
          </table:table-cell>
          <table:table-cell table:style-name="Table31.A1" office:value-type="string">
            <text:p text:style-name="P9">FS</text:p>
          </table:table-cell>
          <table:table-cell table:style-name="Table31.A1" office:value-type="string">
            <text:p text:style-name="P6"># cores</text:p>
          </table:table-cell>
          <table:table-cell table:style-name="Table31.D1" office:value-type="float" office:value="0">
            <text:p text:style-name="P9">Time, min:sec</text:p>
          </table:table-cell>
          <table:table-cell table:style-name="Table31.E1" office:value-type="float" office:value="0">
            <text:p text:style-name="P9">Output Size, Mb</text:p>
          </table:table-cell>
        </table:table-row>
        <table:table-row>
          <table:table-cell table:style-name="Table31.A2" office:value-type="string">
            <text:p text:style-name="P5">60x60x60</text:p>
          </table:table-cell>
          <table:table-cell table:style-name="Table31.A2" office:value-type="string">
            <text:p text:style-name="P10">NFS</text:p>
          </table:table-cell>
          <table:table-cell table:style-name="Table31.A2" office:value-type="string">
            <text:p text:style-name="P10">2x12</text:p>
          </table:table-cell>
          <table:table-cell table:style-name="Table31.D2" office:value-type="float" office:value="0.0631944444444444">
            <text:p text:style-name="P5">01:31</text:p>
          </table:table-cell>
          <table:table-cell table:style-name="Table31.E2" office:value-type="float" office:value="0">
            <text:p text:style-name="P20">1.04</text:p>
          </table:table-cell>
        </table:table-row>
        <table:table-row>
          <table:table-cell table:style-name="Table31.A2" office:value-type="string">
            <text:p text:style-name="P10">60x60x60</text:p>
          </table:table-cell>
          <table:table-cell table:style-name="Table31.A2" office:value-type="string">
            <text:p text:style-name="P10">NFS</text:p>
          </table:table-cell>
          <table:table-cell table:style-name="Table31.A2" office:value-type="string">
            <text:p text:style-name="P10">16x12</text:p>
          </table:table-cell>
          <table:table-cell table:style-name="Table31.D2" office:value-type="float" office:value="0">
            <text:p text:style-name="P10">02:34</text:p>
          </table:table-cell>
          <table:table-cell table:style-name="Table31.E2" office:value-type="float" office:value="0">
            <text:p text:style-name="P8">1.04</text:p>
          </table:table-cell>
        </table:table-row>
        <table:table-row>
          <table:table-cell table:style-name="Table31.A2" office:value-type="string">
            <text:p text:style-name="P10">100x100x100</text:p>
          </table:table-cell>
          <table:table-cell table:style-name="Table31.A2" office:value-type="string">
            <text:p text:style-name="P10">NFS</text:p>
          </table:table-cell>
          <table:table-cell table:style-name="Table31.A2" office:value-type="string">
            <text:p text:style-name="P10">2x12</text:p>
          </table:table-cell>
          <table:table-cell table:style-name="Table31.D2" office:value-type="float" office:value="0">
            <text:p text:style-name="P10">10:48</text:p>
          </table:table-cell>
          <table:table-cell table:style-name="Table31.E2" office:value-type="float" office:value="0">
            <text:p text:style-name="P8">2.76</text:p>
          </table:table-cell>
        </table:table-row>
        <table:table-row>
          <table:table-cell table:style-name="Table31.A2" office:value-type="string">
            <text:p text:style-name="P10">100x100x100</text:p>
          </table:table-cell>
          <table:table-cell table:style-name="Table31.A2" office:value-type="string">
            <text:p text:style-name="P10">NFS</text:p>
          </table:table-cell>
          <table:table-cell table:style-name="Table31.A2" office:value-type="string">
            <text:p text:style-name="P10">16x12</text:p>
          </table:table-cell>
          <table:table-cell table:style-name="Table31.D2" office:value-type="float" office:value="0">
            <text:p text:style-name="P10">07:07</text:p>
          </table:table-cell>
          <table:table-cell table:style-name="Table31.E2" office:value-type="float" office:value="0">
            <text:p text:style-name="P8">2.76</text:p>
          </table:table-cell>
        </table:table-row>
      </table:table>
      <text:p text:style-name="P5"/>
      <text:p text:style-name="P6">[MgB2]</text:p>
      <text:p text:style-name="P5"/>
      <table:table table:name="Table32" table:style-name="Table32">
        <table:table-column table:style-name="Table32.A"/>
        <table:table-column table:style-name="Table32.B"/>
        <table:table-column table:style-name="Table32.A"/>
        <table:table-column table:style-name="Table32.B"/>
        <table:table-column table:style-name="Table32.E"/>
        <table:table-row>
          <table:table-cell table:style-name="Table32.A1" office:value-type="string">
            <text:p text:style-name="P6">K points</text:p>
          </table:table-cell>
          <table:table-cell table:style-name="Table32.A1" office:value-type="string">
            <text:p text:style-name="P9">FS</text:p>
          </table:table-cell>
          <table:table-cell table:style-name="Table32.A1" office:value-type="string">
            <text:p text:style-name="P6"># cores</text:p>
          </table:table-cell>
          <table:table-cell table:style-name="Table32.D1" office:value-type="float" office:value="0">
            <text:p text:style-name="P9">Time, min:sec</text:p>
          </table:table-cell>
          <table:table-cell table:style-name="Table32.E1" office:value-type="float" office:value="0">
            <text:p text:style-name="P9">Output Size, Mb</text:p>
          </table:table-cell>
        </table:table-row>
        <table:table-row>
          <table:table-cell table:style-name="Table32.A2" office:value-type="string">
            <text:p text:style-name="P5">32x32x32</text:p>
          </table:table-cell>
          <table:table-cell table:style-name="Table32.A2" office:value-type="string">
            <text:p text:style-name="P10">NFS</text:p>
          </table:table-cell>
          <table:table-cell table:style-name="Table32.A2" office:value-type="string">
            <text:p text:style-name="P10">2x12</text:p>
          </table:table-cell>
          <table:table-cell table:style-name="Table32.D2" office:value-type="float" office:value="0.0277777777777778">
            <text:p text:style-name="P5">02:48</text:p>
          </table:table-cell>
          <table:table-cell table:style-name="Table32.E2" office:value-type="float" office:value="0">
            <text:p text:style-name="P5">0.45</text:p>
          </table:table-cell>
        </table:table-row>
        <table:table-row>
          <table:table-cell table:style-name="Table32.A2" office:value-type="string">
            <text:p text:style-name="P5">32x32x32</text:p>
          </table:table-cell>
          <table:table-cell table:style-name="Table32.A2" office:value-type="string">
            <text:p text:style-name="P10">NFS</text:p>
          </table:table-cell>
          <table:table-cell table:style-name="Table32.A2" office:value-type="string">
            <text:p text:style-name="P10">16x12</text:p>
          </table:table-cell>
          <table:table-cell table:style-name="Table32.D2" office:value-type="float" office:value="0">
            <text:p text:style-name="P10">01:21</text:p>
          </table:table-cell>
          <table:table-cell table:style-name="Table32.E2" office:value-type="float" office:value="0">
            <text:p text:style-name="P5">0.45</text:p>
          </table:table-cell>
        </table:table-row>
        <table:table-row>
          <table:table-cell table:style-name="Table32.A2" office:value-type="string">
            <text:p text:style-name="P10">60x60x60</text:p>
          </table:table-cell>
          <table:table-cell table:style-name="Table32.A2" office:value-type="string">
            <text:p text:style-name="P10">NFS</text:p>
          </table:table-cell>
          <table:table-cell table:style-name="Table32.A2" office:value-type="string">
            <text:p text:style-name="P10">2x12</text:p>
          </table:table-cell>
          <table:table-cell table:style-name="Table32.D2" office:value-type="float" office:value="0">
            <text:p text:style-name="P10">25:33</text:p>
          </table:table-cell>
          <table:table-cell table:style-name="Table32.E2" office:value-type="float" office:value="0">
            <text:p text:style-name="P8">1.84</text:p>
          </table:table-cell>
        </table:table-row>
        <table:table-row>
          <table:table-cell table:style-name="Table32.A2" office:value-type="string">
            <text:p text:style-name="P10">60x60x60</text:p>
          </table:table-cell>
          <table:table-cell table:style-name="Table32.A2" office:value-type="string">
            <text:p text:style-name="P10">NFS</text:p>
          </table:table-cell>
          <table:table-cell table:style-name="Table32.A2" office:value-type="string">
            <text:p text:style-name="P10">16x12</text:p>
          </table:table-cell>
          <table:table-cell table:style-name="Table32.D2" office:value-type="float" office:value="0">
            <text:p text:style-name="P10">16:15</text:p>
          </table:table-cell>
          <table:table-cell table:style-name="Table32.E2" office:value-type="float" office:value="0">
            <text:p text:style-name="P8">1.84</text:p>
          </table:table-cell>
        </table:table-row>
      </table:table>
      <text:p text:style-name="P5"/>
      <text:p text:style-name="P17"><text:span text:style-name="T4">Case B:</text:span> Running simulation on scratch space</text:p>
      <text:p text:style-name="P5"/>
      <text:p text:style-name="P6">[Al]</text:p>
      <text:p text:style-name="P7"/>
      <table:table table:name="Table30" table:style-name="Table30">
        <table:table-column table:style-name="Table30.A"/>
        <table:table-column table:style-name="Table30.B"/>
        <table:table-column table:style-name="Table30.A"/>
        <table:table-column table:style-name="Table30.B"/>
        <table:table-column table:style-name="Table30.E"/>
        <table:table-row>
          <table:table-cell table:style-name="Table30.A1" office:value-type="string">
            <text:p text:style-name="P6">K points</text:p>
          </table:table-cell>
          <table:table-cell table:style-name="Table30.A1" office:value-type="string">
            <text:p text:style-name="P9">FS</text:p>
          </table:table-cell>
          <table:table-cell table:style-name="Table30.A1" office:value-type="string">
            <text:p text:style-name="P6"># cores</text:p>
          </table:table-cell>
          <table:table-cell table:style-name="Table30.D1" office:value-type="float" office:value="0">
            <text:p text:style-name="P9">Time, min:sec</text:p>
          </table:table-cell>
          <table:table-cell table:style-name="Table30.E1" office:value-type="float" office:value="0">
            <text:p text:style-name="P9">Output Size, Mb</text:p>
          </table:table-cell>
        </table:table-row>
        <table:table-row>
          <table:table-cell table:style-name="Table30.A2" office:value-type="string">
            <text:p text:style-name="P5">60x60x60</text:p>
          </table:table-cell>
          <table:table-cell table:style-name="Table30.A2" office:value-type="string">
            <text:p text:style-name="P10">Scratch</text:p>
          </table:table-cell>
          <table:table-cell table:style-name="Table30.A2" office:value-type="string">
            <text:p text:style-name="P10">2x12</text:p>
          </table:table-cell>
          <table:table-cell table:style-name="Table30.D2" office:value-type="float" office:value="0.0277777777777778">
            <text:p text:style-name="P5">00:40</text:p>
          </table:table-cell>
          <table:table-cell table:style-name="Table30.E2" office:value-type="float" office:value="0">
            <text:p text:style-name="P20">1.04</text:p>
          </table:table-cell>
        </table:table-row>
        <table:table-row>
          <table:table-cell table:style-name="Table30.A2" office:value-type="string">
            <text:p text:style-name="P10">60x60x60</text:p>
          </table:table-cell>
          <table:table-cell table:style-name="Table30.A2" office:value-type="string">
            <text:p text:style-name="P10">Scratch</text:p>
          </table:table-cell>
          <table:table-cell table:style-name="Table30.A2" office:value-type="string">
            <text:p text:style-name="P10">16x12</text:p>
          </table:table-cell>
          <table:table-cell table:style-name="Table30.D2" office:value-type="float" office:value="0">
            <text:p text:style-name="P10">00:54</text:p>
          </table:table-cell>
          <table:table-cell table:style-name="Table30.E2" office:value-type="float" office:value="0">
            <text:p text:style-name="P8">1.04</text:p>
          </table:table-cell>
        </table:table-row>
        <table:table-row>
          <table:table-cell table:style-name="Table30.A2" office:value-type="string">
            <text:p text:style-name="P10">100x100x100</text:p>
          </table:table-cell>
          <table:table-cell table:style-name="Table30.A2" office:value-type="string">
            <text:p text:style-name="P10">Scratch</text:p>
          </table:table-cell>
          <table:table-cell table:style-name="Table30.A2" office:value-type="string">
            <text:p text:style-name="P10">2x12</text:p>
          </table:table-cell>
          <table:table-cell table:style-name="Table30.D2" office:value-type="float" office:value="0">
            <text:p text:style-name="P10">02:46</text:p>
          </table:table-cell>
          <table:table-cell table:style-name="Table30.E2" office:value-type="float" office:value="0">
            <text:p text:style-name="P8">2.76</text:p>
          </table:table-cell>
        </table:table-row>
        <table:table-row>
          <table:table-cell table:style-name="Table30.A2" office:value-type="string">
            <text:p text:style-name="P10">100x100x100</text:p>
          </table:table-cell>
          <table:table-cell table:style-name="Table30.A2" office:value-type="string">
            <text:p text:style-name="P10">Scratch</text:p>
          </table:table-cell>
          <table:table-cell table:style-name="Table30.A2" office:value-type="string">
            <text:p text:style-name="P10">16x12</text:p>
          </table:table-cell>
          <table:table-cell table:style-name="Table30.D2" office:value-type="float" office:value="0">
            <text:p text:style-name="P10">3:13, 3:19, 3:13</text:p>
          </table:table-cell>
          <table:table-cell table:style-name="Table30.E2" office:value-type="float" office:value="0">
            <text:p text:style-name="P8">2.76</text:p>
          </table:table-cell>
        </table:table-row>
      </table:table>
      <text:p text:style-name="P5"/>
      <text:p text:style-name="P6">[MgB2]</text:p>
      <text:p text:style-name="P5"/>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6">K points</text:p>
          </table:table-cell>
          <table:table-cell table:style-name="Table33.A1" office:value-type="string">
            <text:p text:style-name="P9">FS</text:p>
          </table:table-cell>
          <table:table-cell table:style-name="Table33.A1" office:value-type="string">
            <text:p text:style-name="P6"># cores</text:p>
          </table:table-cell>
          <table:table-cell table:style-name="Table33.D1" office:value-type="float" office:value="0">
            <text:p text:style-name="P9">Time, min:sec</text:p>
          </table:table-cell>
          <table:table-cell table:style-name="Table33.E1" office:value-type="float" office:value="0">
            <text:p text:style-name="P9">Output Size, Mb</text:p>
          </table:table-cell>
        </table:table-row>
        <table:table-row>
          <table:table-cell table:style-name="Table33.A2" office:value-type="string">
            <text:p text:style-name="P5">32x32x32</text:p>
          </table:table-cell>
          <table:table-cell table:style-name="Table33.A2" office:value-type="string">
            <text:p text:style-name="P10">Scratch</text:p>
          </table:table-cell>
          <table:table-cell table:style-name="Table33.A2" office:value-type="string">
            <text:p text:style-name="P10">2x12</text:p>
          </table:table-cell>
          <table:table-cell table:style-name="Table33.D2" office:value-type="float" office:value="0.0277777777777778">
            <text:p text:style-name="P5">1:42</text:p>
          </table:table-cell>
          <table:table-cell table:style-name="Table33.E2" office:value-type="float" office:value="0">
            <text:p text:style-name="P5">0.45</text:p>
          </table:table-cell>
        </table:table-row>
        <table:table-row>
          <table:table-cell table:style-name="Table33.A2" office:value-type="string">
            <text:p text:style-name="P5">32x32x32</text:p>
          </table:table-cell>
          <table:table-cell table:style-name="Table33.A2" office:value-type="string">
            <text:p text:style-name="P10">Scratch</text:p>
          </table:table-cell>
          <table:table-cell table:style-name="Table33.A2" office:value-type="string">
            <text:p text:style-name="P10">16x12</text:p>
          </table:table-cell>
          <table:table-cell table:style-name="Table33.D2" office:value-type="float" office:value="0.0277777777777778">
            <text:p text:style-name="P5">0:46</text:p>
          </table:table-cell>
          <table:table-cell table:style-name="Table33.E2" office:value-type="float" office:value="0">
            <text:p text:style-name="P5">0.45</text:p>
          </table:table-cell>
        </table:table-row>
        <text:soft-page-break/>
        <table:table-row>
          <table:table-cell table:style-name="Table33.A2" office:value-type="string">
            <text:p text:style-name="P10">60x60x60</text:p>
          </table:table-cell>
          <table:table-cell table:style-name="Table33.A2" office:value-type="string">
            <text:p text:style-name="P10">Scratch</text:p>
          </table:table-cell>
          <table:table-cell table:style-name="Table33.A2" office:value-type="string">
            <text:p text:style-name="P10">2x12</text:p>
          </table:table-cell>
          <table:table-cell table:style-name="Table33.D2" office:value-type="float" office:value="0">
            <text:p text:style-name="P10">09:27</text:p>
          </table:table-cell>
          <table:table-cell table:style-name="Table33.E2" office:value-type="float" office:value="0">
            <text:p text:style-name="P8">1.84</text:p>
          </table:table-cell>
        </table:table-row>
        <table:table-row>
          <table:table-cell table:style-name="Table33.A2" office:value-type="string">
            <text:p text:style-name="P10">60x60x60</text:p>
          </table:table-cell>
          <table:table-cell table:style-name="Table33.A2" office:value-type="string">
            <text:p text:style-name="P10">Scratch</text:p>
          </table:table-cell>
          <table:table-cell table:style-name="Table33.A2" office:value-type="string">
            <text:p text:style-name="P10">16x12</text:p>
          </table:table-cell>
          <table:table-cell table:style-name="Table33.D2" office:value-type="float" office:value="0">
            <text:p text:style-name="P10">02:45, 2:49</text:p>
          </table:table-cell>
          <table:table-cell table:style-name="Table33.E2" office:value-type="float" office:value="0">
            <text:p text:style-name="P8">1.84</text:p>
          </table:table-cell>
        </table:table-row>
      </table:table>
      <text:p text:style-name="P5"/>
      <text:p text:style-name="P1"/>
      <text:p text:style-name="P3">Conclusions</text:p>
      <text:p text:style-name="P1"/>
      <text:p text:style-name="P1"><text:span text:style-name="T1">1. Increase of number of cores on which a simulation is run </text:span><text:span text:style-name="T2">not necessarily</text:span><text:span text:style-name="T1"> improves performance.</text:span> </text:p>
      <text:p text:style-name="P1"/>
      <text:p text:style-name="P1">For example, for Al with 60x60x60 K-points and NFS file system increase of nodes by x8 <text:s/>(from 2 to 16) decreased performance by x1.7. Though for 100x100x100 K-points x8 <text:s/>increase of nodes the performance is improved by x1.5 only, instead of x8, as expected. Similar tendency is observed for the scratch space. My guess will be that the parallelization mechanism in Quantum Espresso is flawed and most of the performance loss is due to the network communication between computational nodes.</text:p>
      <text:p text:style-name="P1"/>
      <text:p text:style-name="P12">2. Scratch space can give a significant performance boost compared to NFS</text:p>
      <text:p text:style-name="P1"/>
      <text:p text:style-name="P1">In my measurements the performance improvements varied from 2 to 8 and depended on material, symmetry of the system and number of cores.</text:p>
      <text:p text:style-name="P1"/>
      <text:p text:style-name="P12">3. Simulation with more atoms in the unit cell generally takes more time to run</text:p>
      <text:p text:style-name="P1"/>
      <text:p text:style-name="P1"/>
      <text:p text:style-name="P3">Solutions</text:p>
      <text:p text:style-name="P1"/>
      <text:p text:style-name="P1">Obtained results can give some idea of how to implement job submission for Quantum Espresso simulations to achieve high performance.</text:p>
      <text:p text:style-name="P1"/>
      <text:p text:style-name="P12">1. Do not reuse temp directory unless explicitly specified</text:p>
      <text:p text:style-name="P1"/>
      <text:p text:style-name="P1">Simulation results need not to be reused for other simulation tasks (as I thought to be useful and efficient in the first place) because a slight change of a parameter can make these results useless. This means that the scratch space can be cleaned up before the simulation starts, except cases when <text:span text:style-name="T6">restart_mode</text:span> is not set to <text:span text:style-name="T6">'from_scratch'</text:span><text:span text:style-name="T11">.</text:span></text:p>
      <text:p text:style-name="P1"/>
      <text:p text:style-name="P12">2. Replicate temp directory to the nodes on which the simulation is about to start.</text:p>
      <text:p text:style-name="P1"/>
      <text:p text:style-name="P1">The advantage of the approach is simplicity and universality. You don't need to know what specific temporary data are stored in these directories. The disadvantage is that temporary data can be large (several Gb). Before implementing this idea one need to measure the <text:s/>performance degradation due to temp data replication.</text:p>
      <text:p text:style-name="P1"/>
      <text:p text:style-name="P1"><text:soft-page-break/></text:p>
      <text:p text:style-name="P3">Future Analysis</text:p>
      <text:p text:style-name="P1"/>
      <text:p text:style-name="P1">It is interesting to compare how the convergence parameters (e.g. <text:span text:style-name="T6">conv_thr</text:span>) effect the run time.</text:p>
      <text:p text:style-name="P1"/>
      <text:p text:style-name="P19">Appendix A: Working with computing nodes</text:p>
      <text:p text:style-name="P1"/>
      <text:p text:style-name="P1">To work with computing nodes use <text:span text:style-name="T5">bpsh</text:span> (specific for Pinguin systems) command, which is analogous to <text:span text:style-name="T5">rsh</text:span> (remote shell, or remote command execution). Below some useful commands are provided.</text:p>
      <text:p text:style-name="P1"/>
      <text:p text:style-name="P12">Create directory (/scratch/dexity/test) on the scratch space of each node</text:p>
      <text:p text:style-name="P1"/>
      <text:p text:style-name="P4">$ bpsh -a mkdir -p /scratch/dexity/test</text:p>
      <text:p text:style-name="P1"/>
      <text:p text:style-name="P12">Check how large is the scratch space on all of the nodes</text:p>
      <text:p text:style-name="P14"/>
      <text:p text:style-name="P4">$ bpsh -a -d -s df -h /scratch</text:p>
      <text:p text:style-name="P4">0<text:tab/>---------------------------------------------------------------------</text:p>
      <text:p text:style-name="P4">Filesystem <text:s text:c="11"/>Size <text:s/>Used Avail Use% Mounted on</text:p>
      <text:p text:style-name="P4">/dev/sda2 <text:s text:c="12"/><text:span text:style-name="T4">229G</text:span> <text:s/><text:span text:style-name="T4">2.3G</text:span> <text:s/>215G <text:s text:c="2"/>2% /scratch</text:p>
      <text:p text:style-name="P4">1<text:tab/>---------------------------------------------------------------------</text:p>
      <text:p text:style-name="P4">Filesystem <text:s text:c="11"/>Size <text:s/>Used Avail Use% Mounted on</text:p>
      <text:p text:style-name="P4">/dev/sda2 <text:s text:c="12"/>229G <text:s/>1.9G <text:s/>215G <text:s text:c="2"/>1% /scratch</text:p>
      <text:p text:style-name="P4">2<text:tab/>---------------------------------------------------------------------</text:p>
      <text:p text:style-name="P4">[ . . .]</text:p>
      <text:p text:style-name="P4">32<text:tab/>---------------------------------------------------------------------</text:p>
      <text:p text:style-name="P4">Filesystem <text:s text:c="11"/>Size <text:s/>Used Avail Use% Mounted on</text:p>
      <text:p text:style-name="P4">/dev/sda2 <text:s text:c="12"/>229G <text:s/>5.9G <text:s/>211G <text:s text:c="2"/>3% /scratch</text:p>
      <text:p text:style-name="P4">33<text:tab/>---------------------------------------------------------------------</text:p>
      <text:p text:style-name="P4">Filesystem <text:s text:c="11"/>Size <text:s/>Used Avail Use% Mounted on</text:p>
      <text:p text:style-name="P4">/dev/sda2 <text:s text:c="12"/>229G <text:s/>9.5G <text:s/>208G <text:s text:c="2"/>5% /scratch</text:p>
      <text:p text:style-name="P1"/>
      <text:p text:style-name="P1"/>
      <text:p text:style-name="P1"/>
      <text:p text:style-name="P19">Appendix B: Example of PW files for Al and MgB2 for scratch space</text:p>
      <text:p text:style-name="P1"/>
      <text:p text:style-name="P1">Sample run script</text:p>
      <text:p text:style-name="P1"/>
      <text:p text:style-name="P3">[run.sh]</text:p>
      <text:p text:style-name="P12"># Sample script for running the PW simulation on 2 nodes x 12 cores taking input from directory specified by “-d”. Redirects stdout to STDOUT and stderr to STDERR files.</text:p>
      <text:p text:style-name="P4">#!/usr/bin/env bash</text:p>
      <text:p text:style-name="P4"></text:p>
      <text:p text:style-name="P4">module add openmpi</text:p>
      <text:p text:style-name="P4">module add acml/4.3.0_gfortran64_int32</text:p>
      <text:p text:style-name="P4">module add espresso</text:p>
      <text:p text:style-name="P4"></text:p>
      <text:p text:style-name="P4">echo "mpirun pw.x -npool 900 -inp pw.in &gt; pw.out" | qsub -d /home/dexity/tests/testscratch/scratch -o STDOUT -e STDERR -V -N Al -l nodes=2:ppn=12 -</text:p>
      <text:p text:style-name="P1"/>
      <text:p text:style-name="P1">Sample input files for PW simulation.</text:p>
      <text:p text:style-name="P1"/>
      <text:p text:style-name="P3">[pw.in]</text:p>
      <text:p text:style-name="P13"># PW file for Al</text:p>
      <text:p text:style-name="P4">&amp;CONTROL </text:p>
      <text:p text:style-name="P4"><text:s text:c="4"/>calculation = 'scf', </text:p>
      <text:p text:style-name="P4"><text:s text:c="4"/>restart_mode = 'from_scratch', </text:p>
      <text:p text:style-name="P4"><text:s text:c="4"/>tprnfor = .true., </text:p>
      <text:p text:style-name="P4"><text:s text:c="4"/>outdir = '/scratch/dexity/test', </text:p>
      <text:p text:style-name="P4"><text:s text:c="4"/>pseudo_dir = '../pseudo/', </text:p>
      <text:p text:style-name="P4">/ </text:p>
      <text:p text:style-name="P4"/>
      <text:p text:style-name="P4">&amp;SYSTEM </text:p>
      <text:p text:style-name="P4"><text:s text:c="4"/>ibrav = 2, </text:p>
      <text:p text:style-name="P4"><text:s text:c="4"/>degauss = 0.02, </text:p>
      <text:p text:style-name="P4"><text:s text:c="4"/>smearing = 'gauss', </text:p>
      <text:p text:style-name="P4"><text:s text:c="4"/>occupations = 'smearing', </text:p>
      <text:p text:style-name="P4"><text:s text:c="4"/>ecutwfc = 27.0, </text:p>
      <text:p text:style-name="P4"><text:s text:c="4"/>ecutrho = 300.0, </text:p>
      <text:p text:style-name="P4"><text:s text:c="4"/>celldm(1) = 7.63449299556, </text:p>
      <text:p text:style-name="P4"><text:s text:c="4"/>celldm(2) = 1.0, </text:p>
      <text:p text:style-name="P4"><text:s text:c="4"/>celldm(3) = 1.0, </text:p>
      <text:p text:style-name="P4"><text:s text:c="4"/>celldm(4) = 0.0, </text:p>
      <text:p text:style-name="P4"><text:s text:c="4"/>ntyp = 1, </text:p>
      <text:p text:style-name="P4"><text:s text:c="4"/>nat = 1, </text:p>
      <text:p text:style-name="P4">/ </text:p>
      <text:p text:style-name="P4"/>
      <text:p text:style-name="P4">&amp;ELECTRONS </text:p>
      <text:p text:style-name="P4"><text:s text:c="4"/>conv_thr = 1.0d-8, </text:p>
      <text:p text:style-name="P4"><text:s text:c="4"/>mixing_beta = 0.7, </text:p>
      <text:p text:style-name="P4">/ </text:p>
      <text:p text:style-name="P4"/>
      <text:p text:style-name="P4">ATOMIC_SPECIES </text:p>
      <text:p text:style-name="P4"><text:soft-page-break/><text:s/>Al <text:s/>26.9815 Al.bp-n-van_ak.UPF </text:p>
      <text:p text:style-name="P4"/>
      <text:p text:style-name="P4">ATOMIC_POSITIONS (crystal) </text:p>
      <text:p text:style-name="P4"><text:s/>Al <text:s text:c="5"/>0.00000000 <text:s/>0.00000000 <text:s/>0.00000000 </text:p>
      <text:p text:style-name="P4"/>
      <text:p text:style-name="P4">K_POINTS (automatic) </text:p>
      <text:p text:style-name="P4"><text:s/>100 100 100 0 0 0 </text:p>
      <text:p text:style-name="P1"/>
      <text:p text:style-name="P3">[pw.in]</text:p>
      <text:p text:style-name="P12"># PW file for MgB2</text:p>
      <text:p text:style-name="P4">&amp;CONTROL </text:p>
      <text:p text:style-name="P4"><text:s text:c="4"/>calculation = 'scf', </text:p>
      <text:p text:style-name="P4"><text:s text:c="4"/>pseudo_dir = '../pseudo/', </text:p>
      <text:p text:style-name="P4"><text:s text:c="4"/>tprnfor = .true., </text:p>
      <text:p text:style-name="P4"><text:s text:c="4"/>prefix = 'mgb2', </text:p>
      <text:p text:style-name="P4"><text:s text:c="4"/>outdir = '/scratch/dexity/test', </text:p>
      <text:p text:style-name="P4"><text:s text:c="4"/>tstress = .true., </text:p>
      <text:p text:style-name="P4">/ </text:p>
      <text:p text:style-name="P4"/>
      <text:p text:style-name="P4">&amp;SYSTEM </text:p>
      <text:p text:style-name="P4"><text:s text:c="4"/>nbnd = 12, </text:p>
      <text:p text:style-name="P4"><text:s text:c="4"/>nspin = 1, </text:p>
      <text:p text:style-name="P4"><text:s text:c="4"/>ecutwfc = 64, </text:p>
      <text:p text:style-name="P4"><text:s text:c="4"/>celldm(4) = -0.5, </text:p>
      <text:p text:style-name="P4"><text:s text:c="4"/>occupations = 'smearing', </text:p>
      <text:p text:style-name="P4"><text:s text:c="4"/>celldm(1) = 5.81347171, </text:p>
      <text:p text:style-name="P4"><text:s text:c="4"/>ibrav = 4, </text:p>
      <text:p text:style-name="P4"><text:s text:c="4"/>celldm(3) = 1.141104624, </text:p>
      <text:p text:style-name="P4"><text:s text:c="4"/>degauss = 0.025, </text:p>
      <text:p text:style-name="P4"><text:s text:c="4"/>smearing = 'methfessel-paxton', </text:p>
      <text:p text:style-name="P4"><text:s text:c="4"/>celldm(2) = 1.0, </text:p>
      <text:p text:style-name="P4"><text:s text:c="4"/>nat = 3, </text:p>
      <text:p text:style-name="P4"><text:s text:c="4"/>ecutrho = 256, </text:p>
      <text:p text:style-name="P4"><text:s text:c="4"/>ntyp = 2, </text:p>
      <text:p text:style-name="P4"><text:s text:c="4"/>la2f = .false., </text:p>
      <text:p text:style-name="P4">/ </text:p>
      <text:p text:style-name="P4"/>
      <text:p text:style-name="P4">&amp;ELECTRONS </text:p>
      <text:p text:style-name="P4"><text:s text:c="4"/>conv_thr = 1.0d-12, </text:p>
      <text:p text:style-name="P4">/ </text:p>
      <text:p text:style-name="P4"/>
      <text:p text:style-name="P4">ATOMIC_SPECIES </text:p>
      <text:p text:style-name="P4"><text:s/>Mg 24.305 mg.ncpp </text:p>
      <text:p text:style-name="P4"><text:s/>B 11.0 B.pbe-n-van_ak.UPF </text:p>
      <text:p text:style-name="P4"/>
      <text:p text:style-name="P4">ATOMIC_POSITIONS (alat) </text:p>
      <text:p text:style-name="P4"><text:s/>Mg <text:s text:c="3"/>0.0 <text:s/>0.0 <text:s text:c="8"/>0.0 </text:p>
      <text:p text:style-name="P4"><text:s/>B <text:s text:c="4"/>0.5 <text:s/>0.28867513 <text:s/>0.570552312 </text:p>
      <text:p text:style-name="P4"><text:s/>B <text:s text:c="4"/>0.0 <text:s/>0.57735027 <text:s/>0.570552312 </text:p>
      <text:p text:style-name="P4"/>
      <text:p text:style-name="P4">K_POINTS (automatic) </text:p>
      <text:p text:style-name="P4"><text:s/>60 60 60 0 0 0 </text:p>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1T17:44:33</meta:creation-date>
    <dc:date>2010-06-13T02:50:59</dc:date>
    <meta:editing-duration>PT18H15M47S</meta:editing-duration>
    <meta:editing-cycles>128</meta:editing-cycles>
    <meta:generator>OpenOffice.org/3.0$Linux OpenOffice.org_project/300m15$Build-9379</meta:generator>
    <meta:document-statistic meta:table-count="4" meta:image-count="0" meta:object-count="0" meta:page-count="8" meta:paragraph-count="238" meta:word-count="1244" meta:character-count="8239"/>
    <meta:user-defined meta:name="Info 1"/>
    <meta:user-defined meta:name="Info 2"/>
    <meta:user-defined meta:name="Info 3"/>
    <meta:user-defined meta:name="Info 4"/>
  </office:meta>
</office:document-meta>
</file>